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_37_4LS189" style:display-name="74LS189" style:family="table">
      <style:table-properties style:width="10in" table:align="margins" fo:background-color="transparent" style:shadow="none" style:may-break-between-rows="true" table:border-model="collapsing">
        <style:background-image/>
      </style:table-properties>
    </style:style>
    <style:style style:name="_37_4LS189.A" style:display-name="74LS189.A" style:family="table-column">
      <style:table-column-properties style:column-width="2.8in" style:rel-column-width="18349*"/>
    </style:style>
    <style:style style:name="_37_4LS189.B" style:display-name="74LS189.B" style:family="table-column">
      <style:table-column-properties style:column-width="1.1in" style:rel-column-width="7208*"/>
    </style:style>
    <style:style style:name="_37_4LS189.F" style:display-name="74LS189.F" style:family="table-column">
      <style:table-column-properties style:column-width="1.4in" style:rel-column-width="9174*"/>
    </style:style>
    <style:style style:name="_37_4LS189.G" style:display-name="74LS189.G" style:family="table-column">
      <style:table-column-properties style:column-width="1.4007in" style:rel-column-width="9180*"/>
    </style:style>
    <style:style style:name="_37_4LS189.1" style:display-name="74LS189.1" style:family="table-row">
      <style:table-row-properties fo:background-color="transparent">
        <style:background-image/>
      </style:table-row-properties>
    </style:style>
    <style:style style:name="_37_4LS189.A1" style:display-name="74LS189.A1" style:family="table-cell">
      <style:table-cell-properties style:vertical-align="middle" fo:background-color="#729fcf" fo:padding="0.0382in" fo:border="2pt solid #000000" style:writing-mode="page">
        <style:background-image/>
      </style:table-cell-properties>
    </style:style>
    <style:style style:name="_37_4LS189.A2" style:display-name="74LS189.A2" style:family="table-cell">
      <style:table-cell-properties style:vertical-align="middle" fo:background-color="#b4c7dc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_37_4LS189.G2" style:display-name="74LS189.G2" style:family="table-cell">
      <style:table-cell-properties style:vertical-align="middle"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_37_4LS189.A3" style:display-name="74LS189.A3" style:family="table-cell">
      <style:table-cell-properties style:vertical-align="middle" fo:background-color="transparent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_37_4LS189.G3" style:display-name="74LS189.G3" style:family="table-cell">
      <style:table-cell-properties style:vertical-align="middle" fo:background-color="transparent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_37_4LS189.A22" style:display-name="74LS189.A22" style:family="table-cell">
      <style:table-cell-properties style:vertical-align="middle"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_37_4LS189.23" style:display-name="74LS189.23" style:family="table-row">
      <style:table-row-properties fo:background-color="transparent" fo:keep-together="auto">
        <style:background-image/>
      </style:table-row-properties>
    </style:style>
    <style:style style:name="_37_4LS189.F69" style:display-name="74LS189.F69" style:family="table-cell" style:data-style-name="N0">
      <style:table-cell-properties style:vertical-align="middle" fo:background-color="transparent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_37_4LS189.70" style:display-name="74LS189.70" style:family="table-row">
      <style:table-row-properties style:min-row-height="0.375in" fo:background-color="transparent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fo:font-size="18pt" fo:font-weight="bold" officeooo:rsid="00148e5b" officeooo:paragraph-rsid="00148e5b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7a512" officeooo:paragraph-rsid="0017a51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7a512" officeooo:paragraph-rsid="0017e52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7e523" officeooo:paragraph-rsid="0017e52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9c2d4" officeooo:paragraph-rsid="0019c2d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paragraph-rsid="0019c2d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paragraph-rsid="0024d51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paragraph-rsid="0013b26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paragraph-rsid="001a316a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paragraph-rsid="00160ef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ac141" officeooo:paragraph-rsid="001ac14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c4ea1" officeooo:paragraph-rsid="001c4ea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c55e2" officeooo:paragraph-rsid="001c55e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d128f" officeooo:paragraph-rsid="001d128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e7b44" officeooo:paragraph-rsid="001e7b4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f56e4" officeooo:paragraph-rsid="001f56e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fbb88" officeooo:paragraph-rsid="001fbb88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118a8" officeooo:paragraph-rsid="002118a8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1d63c" officeooo:paragraph-rsid="0021d63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31a8d" officeooo:paragraph-rsid="00231a8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479bb" officeooo:paragraph-rsid="002479b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5c256" officeooo:paragraph-rsid="0025c25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5c256" officeooo:paragraph-rsid="0027300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7300b" officeooo:paragraph-rsid="0027300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83795" officeooo:paragraph-rsid="00283795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9f64a" officeooo:paragraph-rsid="0029f64a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b6659" officeooo:paragraph-rsid="002b665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b6840" officeooo:paragraph-rsid="002b684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b6840" officeooo:paragraph-rsid="002ca5f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ca5f1" officeooo:paragraph-rsid="002ca5f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dc2d8" officeooo:paragraph-rsid="002dc2d8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dc7d0" officeooo:paragraph-rsid="002dc7d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f2837" officeooo:paragraph-rsid="002f283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2ff9d6" officeooo:paragraph-rsid="002ff9d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315bd9" officeooo:paragraph-rsid="00315bd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333330" officeooo:paragraph-rsid="0033333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351f8a" officeooo:paragraph-rsid="00351f8a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360bf8" officeooo:paragraph-rsid="00360bf8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361a87" officeooo:paragraph-rsid="00361a8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367dfb" officeooo:paragraph-rsid="00367df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3860f6" officeooo:paragraph-rsid="003860f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393034" officeooo:paragraph-rsid="0039303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3a4377" officeooo:paragraph-rsid="003a437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3a727e" officeooo:paragraph-rsid="003a727e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60ef4" officeooo:paragraph-rsid="00160ef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3b261" officeooo:paragraph-rsid="0013b26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35c33" officeooo:paragraph-rsid="00135c3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a316a" officeooo:paragraph-rsid="001a316a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48e5b" officeooo:paragraph-rsid="00148e5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48e5b" officeooo:paragraph-rsid="001a316a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60657" officeooo:paragraph-rsid="0016065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7cce4" officeooo:paragraph-rsid="0017cce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95d59" officeooo:paragraph-rsid="00195d5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24d47" officeooo:paragraph-rsid="00124d4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d7202" officeooo:paragraph-rsid="003d72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f1025" officeooo:paragraph-rsid="003f10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bold" officeooo:rsid="00148e5b" officeooo:paragraph-rsid="00148e5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bold" officeooo:rsid="00148e5b" officeooo:paragraph-rsid="003bbd2a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bold" officeooo:rsid="00148e5b" officeooo:paragraph-rsid="003c4af4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bold" officeooo:rsid="00148e5b" officeooo:paragraph-rsid="00148e5b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font-size="20pt" fo:font-weight="bold" officeooo:rsid="00148e5b" officeooo:paragraph-rsid="00148e5b" style:font-size-asian="20pt" style:font-weight-asian="bold" style:font-size-complex="20pt" style:font-weight-complex="bold"/>
    </style:style>
    <style:style style:name="T1" style:family="text">
      <style:text-properties style:text-position="sub 58%"/>
    </style:style>
    <style:style style:name="T2" style:family="text">
      <style:text-properties officeooo:rsid="00160657"/>
    </style:style>
    <style:style style:name="T3" style:family="text">
      <style:text-properties officeooo:rsid="001a316a"/>
    </style:style>
    <style:style style:name="T4" style:family="text">
      <style:text-properties officeooo:rsid="0013b261"/>
    </style:style>
    <style:style style:name="T5" style:family="text">
      <style:text-properties officeooo:rsid="00156f63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17a512"/>
    </style:style>
    <style:style style:name="T8" style:family="text">
      <style:text-properties officeooo:rsid="0017e523"/>
    </style:style>
    <style:style style:name="T9" style:family="text">
      <style:text-properties officeooo:rsid="0019c2d4"/>
    </style:style>
    <style:style style:name="T10" style:family="text">
      <style:text-properties officeooo:rsid="001c4ea1"/>
    </style:style>
    <style:style style:name="T11" style:family="text">
      <style:text-properties officeooo:rsid="002479bb"/>
    </style:style>
    <style:style style:name="T12" style:family="text">
      <style:text-properties officeooo:rsid="0024d512"/>
    </style:style>
    <style:style style:name="T13" style:family="text">
      <style:text-properties officeooo:rsid="0029f64a"/>
    </style:style>
    <style:style style:name="T14" style:family="text">
      <style:text-properties officeooo:rsid="002dc2d8"/>
    </style:style>
    <style:style style:name="T15" style:family="text">
      <style:text-properties officeooo:rsid="002dc7d0"/>
    </style:style>
    <style:style style:name="T16" style:family="text">
      <style:text-properties style:text-position="0% 100%"/>
    </style:style>
    <style:style style:name="T17" style:family="text">
      <style:text-properties officeooo:rsid="003a4377"/>
    </style:style>
    <style:style style:name="T18" style:family="text">
      <style:text-properties officeooo:rsid="003bbd2a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74LS189" table:style-name="_37_4LS189" table:template-name="Default Style">
        <table:table-column table:style-name="_37_4LS189.A"/>
        <table:table-column table:style-name="_37_4LS189.B" table:number-columns-repeated="4"/>
        <table:table-column table:style-name="_37_4LS189.F"/>
        <table:table-column table:style-name="_37_4LS189.G"/>
        <table:table-row table:style-name="_37_4LS189.1">
          <table:table-cell table:style-name="_37_4LS189.A1" table:number-columns-spanned="7" office:value-type="string">
            <text:p text:style-name="P59">74LS189 Simulation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_37_4LS189.1">
          <table:table-cell table:style-name="_37_4LS189.A2" office:value-type="string">
            <text:p text:style-name="P62">Element</text:p>
          </table:table-cell>
          <table:table-cell table:style-name="_37_4LS189.A2" office:value-type="string">
            <text:p text:style-name="P62">X<text:span text:style-name="T1">Start</text:span></text:p>
          </table:table-cell>
          <table:table-cell table:style-name="_37_4LS189.A2" office:value-type="string">
            <text:p text:style-name="P62">Y<text:span text:style-name="T1">Start</text:span></text:p>
          </table:table-cell>
          <table:table-cell table:style-name="_37_4LS189.A2" office:value-type="string">
            <text:p text:style-name="P62">X<text:span text:style-name="T1">End</text:span></text:p>
          </table:table-cell>
          <table:table-cell table:style-name="_37_4LS189.A2" office:value-type="string">
            <text:p text:style-name="P62">Y<text:span text:style-name="T1">End</text:span></text:p>
          </table:table-cell>
          <table:table-cell table:style-name="_37_4LS189.A2" office:value-type="string">
            <text:p text:style-name="P62">Width(mm)</text:p>
          </table:table-cell>
          <table:table-cell table:style-name="_37_4LS189.G2" office:value-type="string">
            <text:p text:style-name="P62">Height(mm)</text:p>
          </table:table-cell>
        </table:table-row>
        <table:table-row table:style-name="_37_4LS189.1">
          <table:table-cell table:style-name="_37_4LS189.A3" office:value-type="string">
            <text:p text:style-name="P50">GND Label</text:p>
          </table:table-cell>
          <table:table-cell table:style-name="_37_4LS189.A3" office:value-type="string">
            <text:p text:style-name="P50">76.5</text:p>
          </table:table-cell>
          <table:table-cell table:style-name="_37_4LS189.A3" office:value-type="string">
            <text:p text:style-name="P50">52.5</text:p>
          </table:table-cell>
          <table:table-cell table:style-name="_37_4LS189.A3" office:value-type="string">
            <text:p text:style-name="P50">Font 12</text:p>
          </table:table-cell>
          <table:table-cell table:style-name="_37_4LS189.A3" office:value-type="string">
            <text:p text:style-name="P50">BOLD</text:p>
          </table:table-cell>
          <table:table-cell table:style-name="_37_4LS189.A3" office:value-type="string">
            <text:p text:style-name="P7"/>
          </table:table-cell>
          <table:table-cell table:style-name="_37_4LS189.G3" office:value-type="string">
            <text:p text:style-name="P7"/>
          </table:table-cell>
        </table:table-row>
        <table:table-row table:style-name="_37_4LS189.1">
          <table:table-cell table:style-name="_37_4LS189.A3" office:value-type="string">
            <text:p text:style-name="P50">Addr_GND wires <text:span text:style-name="T2">(1-GND)</text:span></text:p>
          </table:table-cell>
          <table:table-cell table:style-name="_37_4LS189.A3" office:value-type="string">
            <text:p text:style-name="P50">84</text:p>
          </table:table-cell>
          <table:table-cell table:style-name="_37_4LS189.A3" office:value-type="string">
            <text:p text:style-name="P50">53</text:p>
          </table:table-cell>
          <table:table-cell table:style-name="_37_4LS189.A3" office:value-type="string">
            <text:p text:style-name="P50">95</text:p>
          </table:table-cell>
          <table:table-cell table:style-name="_37_4LS189.A3" office:value-type="string">
            <text:p text:style-name="P50">55.1</text:p>
          </table:table-cell>
          <table:table-cell table:style-name="_37_4LS189.A3" office:value-type="string">
            <text:p text:style-name="P50">10.939</text:p>
          </table:table-cell>
          <table:table-cell table:style-name="_37_4LS189.G3" office:value-type="string">
            <text:p text:style-name="P50">2.147</text:p>
          </table:table-cell>
        </table:table-row>
        <table:table-row table:style-name="_37_4LS189.1">
          <table:table-cell table:style-name="_37_4LS189.A3" office:value-type="string">
            <text:p text:style-name="P7">“” <text:span text:style-name="T2">2</text:span></text:p>
          </table:table-cell>
          <table:table-cell table:style-name="_37_4LS189.A3" office:value-type="string">
            <text:p text:style-name="P52">92</text:p>
          </table:table-cell>
          <table:table-cell table:style-name="_37_4LS189.A3" office:value-type="string">
            <text:p text:style-name="P52">53</text:p>
          </table:table-cell>
          <table:table-cell table:style-name="_37_4LS189.A3" office:value-type="string">
            <text:p text:style-name="P52">92.5</text:p>
          </table:table-cell>
          <table:table-cell table:style-name="_37_4LS189.A3" office:value-type="string">
            <text:p text:style-name="P52">55.1</text:p>
          </table:table-cell>
          <table:table-cell table:style-name="_37_4LS189.A3" office:value-type="string">
            <text:p text:style-name="P52">0.5</text:p>
          </table:table-cell>
          <table:table-cell table:style-name="_37_4LS189.G3" office:value-type="string">
            <text:p text:style-name="P52">2.1</text:p>
          </table:table-cell>
        </table:table-row>
        <table:table-row table:style-name="_37_4LS189.1">
          <table:table-cell table:style-name="_37_4LS189.A3" office:value-type="string">
            <text:p text:style-name="P7">“” <text:span text:style-name="T2">3</text:span></text:p>
          </table:table-cell>
          <table:table-cell table:style-name="_37_4LS189.A3" office:value-type="string">
            <text:p text:style-name="P53">89.5</text:p>
          </table:table-cell>
          <table:table-cell table:style-name="_37_4LS189.A3" office:value-type="string">
            <text:p text:style-name="P53">53</text:p>
          </table:table-cell>
          <table:table-cell table:style-name="_37_4LS189.A3" office:value-type="string">
            <text:p text:style-name="P53">90</text:p>
          </table:table-cell>
          <table:table-cell table:style-name="_37_4LS189.A3" office:value-type="string">
            <text:p text:style-name="P53">55.1</text:p>
          </table:table-cell>
          <table:table-cell table:style-name="_37_4LS189.A3" office:value-type="string">
            <text:p text:style-name="P53">0.5</text:p>
          </table:table-cell>
          <table:table-cell table:style-name="_37_4LS189.G3" office:value-type="string">
            <text:p text:style-name="P53">2.1</text:p>
          </table:table-cell>
        </table:table-row>
        <table:table-row table:style-name="_37_4LS189.1">
          <table:table-cell table:style-name="_37_4LS189.A3" office:value-type="string">
            <text:p text:style-name="P7">“” <text:span text:style-name="T2">4</text:span></text:p>
          </table:table-cell>
          <table:table-cell table:style-name="_37_4LS189.A3" office:value-type="string">
            <text:p text:style-name="P54">87</text:p>
          </table:table-cell>
          <table:table-cell table:style-name="_37_4LS189.A3" office:value-type="string">
            <text:p text:style-name="P54">53</text:p>
          </table:table-cell>
          <table:table-cell table:style-name="_37_4LS189.A3" office:value-type="string">
            <text:p text:style-name="P54">87.5</text:p>
          </table:table-cell>
          <table:table-cell table:style-name="_37_4LS189.A3" office:value-type="string">
            <text:p text:style-name="P54">55.1</text:p>
          </table:table-cell>
          <table:table-cell table:style-name="_37_4LS189.A3" office:value-type="string">
            <text:p text:style-name="P54">0.5</text:p>
          </table:table-cell>
          <table:table-cell table:style-name="_37_4LS189.G3" office:value-type="string">
            <text:p text:style-name="P54">2.1</text:p>
          </table:table-cell>
        </table:table-row>
        <table:table-row table:style-name="_37_4LS189.1">
          <table:table-cell table:style-name="_37_4LS189.A3" office:value-type="string">
            <text:p text:style-name="P51"><text:span text:style-name="T3">Data</text:span>_GND wires <text:span text:style-name="T2">(1-GND)</text:span></text:p>
          </table:table-cell>
          <table:table-cell table:style-name="_37_4LS189.A3" office:value-type="string">
            <text:p text:style-name="P49">9<text:span text:style-name="T7">4.</text:span>5</text:p>
          </table:table-cell>
          <table:table-cell table:style-name="_37_4LS189.A3" office:value-type="string">
            <text:p text:style-name="P49">53</text:p>
          </table:table-cell>
          <table:table-cell table:style-name="_37_4LS189.A3" office:value-type="string">
            <text:p text:style-name="P55">108.9</text:p>
          </table:table-cell>
          <table:table-cell table:style-name="_37_4LS189.A3" office:value-type="string">
            <text:p text:style-name="P55">55.1</text:p>
          </table:table-cell>
          <table:table-cell table:style-name="_37_4LS189.A3" office:value-type="string">
            <text:p text:style-name="P55">0.5</text:p>
          </table:table-cell>
          <table:table-cell table:style-name="_37_4LS189.G3" office:value-type="string">
            <text:p text:style-name="P55">2.1</text:p>
          </table:table-cell>
        </table:table-row>
        <table:table-row table:style-name="_37_4LS189.1">
          <table:table-cell table:style-name="_37_4LS189.A3" office:value-type="string">
            <text:p text:style-name="P7">“” <text:span text:style-name="T3">2</text:span></text:p>
          </table:table-cell>
          <table:table-cell table:style-name="_37_4LS189.A3" office:value-type="string">
            <text:p text:style-name="P55">106</text:p>
          </table:table-cell>
          <table:table-cell table:style-name="_37_4LS189.A3" office:value-type="string">
            <text:p text:style-name="P55">53</text:p>
          </table:table-cell>
          <table:table-cell table:style-name="_37_4LS189.A3" office:value-type="string">
            <text:p text:style-name="P55">106.5</text:p>
          </table:table-cell>
          <table:table-cell table:style-name="_37_4LS189.A3" office:value-type="string">
            <text:p text:style-name="P55">55.1</text:p>
          </table:table-cell>
          <table:table-cell table:style-name="_37_4LS189.A3" office:value-type="string">
            <text:p text:style-name="P55">0.5</text:p>
          </table:table-cell>
          <table:table-cell table:style-name="_37_4LS189.G3" office:value-type="string">
            <text:p text:style-name="P55">2.1</text:p>
          </table:table-cell>
        </table:table-row>
        <table:table-row table:style-name="_37_4LS189.1">
          <table:table-cell table:style-name="_37_4LS189.A3" office:value-type="string">
            <text:p text:style-name="P7">“” <text:span text:style-name="T3">3</text:span></text:p>
          </table:table-cell>
          <table:table-cell table:style-name="_37_4LS189.A3" office:value-type="string">
            <text:p text:style-name="P48">103.5</text:p>
          </table:table-cell>
          <table:table-cell table:style-name="_37_4LS189.A3" office:value-type="string">
            <text:p text:style-name="P48">53</text:p>
          </table:table-cell>
          <table:table-cell table:style-name="_37_4LS189.A3" office:value-type="string">
            <text:p text:style-name="P48">104</text:p>
          </table:table-cell>
          <table:table-cell table:style-name="_37_4LS189.A3" office:value-type="string">
            <text:p text:style-name="P48">55.1</text:p>
          </table:table-cell>
          <table:table-cell table:style-name="_37_4LS189.A3" office:value-type="string">
            <text:p text:style-name="P48">0.5</text:p>
          </table:table-cell>
          <table:table-cell table:style-name="_37_4LS189.G3" office:value-type="string">
            <text:p text:style-name="P48">2.1</text:p>
          </table:table-cell>
        </table:table-row>
        <table:table-row table:style-name="_37_4LS189.1">
          <table:table-cell table:style-name="_37_4LS189.A3" office:value-type="string">
            <text:p text:style-name="P7">“” <text:span text:style-name="T3">4</text:span></text:p>
          </table:table-cell>
          <table:table-cell table:style-name="_37_4LS189.A3" office:value-type="string">
            <text:p text:style-name="P48">101</text:p>
          </table:table-cell>
          <table:table-cell table:style-name="_37_4LS189.A3" office:value-type="string">
            <text:p text:style-name="P48">53</text:p>
          </table:table-cell>
          <table:table-cell table:style-name="_37_4LS189.A3" office:value-type="string">
            <text:p text:style-name="P48">101.5</text:p>
          </table:table-cell>
          <table:table-cell table:style-name="_37_4LS189.A3" office:value-type="string">
            <text:p text:style-name="P48">55.1</text:p>
          </table:table-cell>
          <table:table-cell table:style-name="_37_4LS189.A3" office:value-type="string">
            <text:p text:style-name="P48">0.5</text:p>
          </table:table-cell>
          <table:table-cell table:style-name="_37_4LS189.G3" office:value-type="string">
            <text:p text:style-name="P48">2.1</text:p>
          </table:table-cell>
        </table:table-row>
        <table:table-row table:style-name="_37_4LS189.1">
          <table:table-cell table:style-name="_37_4LS189.A3" office:value-type="string">
            <text:p text:style-name="P49">Addr DIP Switches</text:p>
          </table:table-cell>
          <table:table-cell table:style-name="_37_4LS189.A3" office:value-type="string">
            <text:p text:style-name="P47">86</text:p>
          </table:table-cell>
          <table:table-cell table:style-name="_37_4LS189.A3" office:value-type="string">
            <text:p text:style-name="P47">55</text:p>
          </table:table-cell>
          <table:table-cell table:style-name="_37_4LS189.A3" office:value-type="string">
            <text:p text:style-name="P47">96</text:p>
          </table:table-cell>
          <table:table-cell table:style-name="_37_4LS189.A3" office:value-type="string">
            <text:p text:style-name="P47">61</text:p>
          </table:table-cell>
          <table:table-cell table:style-name="_37_4LS189.A3" office:value-type="string">
            <text:p text:style-name="P47">10</text:p>
          </table:table-cell>
          <table:table-cell table:style-name="_37_4LS189.G3" office:value-type="string">
            <text:p text:style-name="P47">6</text:p>
          </table:table-cell>
        </table:table-row>
        <table:table-row table:style-name="_37_4LS189.1">
          <table:table-cell table:style-name="_37_4LS189.A3" office:value-type="string">
            <text:p text:style-name="P9">“” <text:span text:style-name="T3">(</text:span><text:span text:style-name="T7">4</text:span><text:span text:style-name="T3"> off, on)</text:span></text:p>
          </table:table-cell>
          <table:table-cell table:style-name="_37_4LS189.A3" office:value-type="string">
            <text:p text:style-name="P47">86</text:p>
          </table:table-cell>
          <table:table-cell table:style-name="_37_4LS189.A3" office:value-type="string">
            <text:p text:style-name="P47">55</text:p>
          </table:table-cell>
          <table:table-cell table:style-name="_37_4LS189.A3" office:value-type="string">
            <text:p text:style-name="P47">88.5</text:p>
          </table:table-cell>
          <table:table-cell table:style-name="_37_4LS189.A3" office:value-type="string">
            <text:p text:style-name="P47">61</text:p>
          </table:table-cell>
          <table:table-cell table:style-name="_37_4LS189.A3" office:value-type="string">
            <text:p text:style-name="P47">2.5</text:p>
          </table:table-cell>
          <table:table-cell table:style-name="_37_4LS189.G3" office:value-type="string">
            <text:p text:style-name="P47">6</text:p>
          </table:table-cell>
        </table:table-row>
        <table:table-row table:style-name="_37_4LS189.1">
          <table:table-cell table:style-name="_37_4LS189.A3" office:value-type="string">
            <text:p text:style-name="P7">“” <text:span text:style-name="T3">(</text:span><text:span text:style-name="T7">3</text:span><text:span text:style-name="T3"> off, on)</text:span></text:p>
          </table:table-cell>
          <table:table-cell table:style-name="_37_4LS189.A3" office:value-type="string">
            <text:p text:style-name="P47">88.5</text:p>
          </table:table-cell>
          <table:table-cell table:style-name="_37_4LS189.A3" office:value-type="string">
            <text:p text:style-name="P47">55</text:p>
          </table:table-cell>
          <table:table-cell table:style-name="_37_4LS189.A3" office:value-type="string">
            <text:p text:style-name="P47">91</text:p>
          </table:table-cell>
          <table:table-cell table:style-name="_37_4LS189.A3" office:value-type="string">
            <text:p text:style-name="P47">61</text:p>
          </table:table-cell>
          <table:table-cell table:style-name="_37_4LS189.A3" office:value-type="string">
            <text:p text:style-name="P47">2.5</text:p>
          </table:table-cell>
          <table:table-cell table:style-name="_37_4LS189.G3" office:value-type="string">
            <text:p text:style-name="P47">6</text:p>
          </table:table-cell>
        </table:table-row>
        <table:table-row table:style-name="_37_4LS189.1">
          <table:table-cell table:style-name="_37_4LS189.A3" office:value-type="string">
            <text:p text:style-name="P10">“” <text:span text:style-name="T3">(</text:span><text:span text:style-name="T7">2</text:span><text:span text:style-name="T3"> off, on)</text:span></text:p>
          </table:table-cell>
          <table:table-cell table:style-name="_37_4LS189.A3" office:value-type="string">
            <text:p text:style-name="P47">91</text:p>
          </table:table-cell>
          <table:table-cell table:style-name="_37_4LS189.A3" office:value-type="string">
            <text:p text:style-name="P47">55</text:p>
          </table:table-cell>
          <table:table-cell table:style-name="_37_4LS189.A3" office:value-type="string">
            <text:p text:style-name="P47">93.5</text:p>
          </table:table-cell>
          <table:table-cell table:style-name="_37_4LS189.A3" office:value-type="string">
            <text:p text:style-name="P47">61</text:p>
          </table:table-cell>
          <table:table-cell table:style-name="_37_4LS189.A3" office:value-type="string">
            <text:p text:style-name="P47">2.5</text:p>
          </table:table-cell>
          <table:table-cell table:style-name="_37_4LS189.G3" office:value-type="string">
            <text:p text:style-name="P47">6</text:p>
          </table:table-cell>
        </table:table-row>
        <table:table-row table:style-name="_37_4LS189.1">
          <table:table-cell table:style-name="_37_4LS189.A3" office:value-type="string">
            <text:p text:style-name="P10">“” <text:span text:style-name="T3">(</text:span><text:span text:style-name="T7">1</text:span><text:span text:style-name="T3"> off, on)</text:span></text:p>
          </table:table-cell>
          <table:table-cell table:style-name="_37_4LS189.A3" office:value-type="string">
            <text:p text:style-name="P47">93.5</text:p>
          </table:table-cell>
          <table:table-cell table:style-name="_37_4LS189.A3" office:value-type="string">
            <text:p text:style-name="P47">55</text:p>
          </table:table-cell>
          <table:table-cell table:style-name="_37_4LS189.A3" office:value-type="string">
            <text:p text:style-name="P47">96</text:p>
          </table:table-cell>
          <table:table-cell table:style-name="_37_4LS189.A3" office:value-type="string">
            <text:p text:style-name="P47">61</text:p>
          </table:table-cell>
          <table:table-cell table:style-name="_37_4LS189.A3" office:value-type="string">
            <text:p text:style-name="P47">2.5</text:p>
          </table:table-cell>
          <table:table-cell table:style-name="_37_4LS189.G3" office:value-type="string">
            <text:p text:style-name="P47">6</text:p>
          </table:table-cell>
        </table:table-row>
        <table:table-row table:style-name="_37_4LS189.1">
          <table:table-cell table:style-name="_37_4LS189.A3" office:value-type="string">
            <text:p text:style-name="P49"><text:span text:style-name="T5">Data</text:span> DIP Switches</text:p>
          </table:table-cell>
          <table:table-cell table:style-name="_37_4LS189.A3" office:value-type="string">
            <text:p text:style-name="P46">100</text:p>
          </table:table-cell>
          <table:table-cell table:style-name="_37_4LS189.A3" office:value-type="string">
            <text:p text:style-name="P47">55</text:p>
          </table:table-cell>
          <table:table-cell table:style-name="_37_4LS189.A3" office:value-type="string">
            <text:p text:style-name="P46">110</text:p>
          </table:table-cell>
          <table:table-cell table:style-name="_37_4LS189.A3" office:value-type="string">
            <text:p text:style-name="P46">61</text:p>
          </table:table-cell>
          <table:table-cell table:style-name="_37_4LS189.A3" office:value-type="string">
            <text:p text:style-name="P46">10</text:p>
          </table:table-cell>
          <table:table-cell table:style-name="_37_4LS189.G3" office:value-type="string">
            <text:p text:style-name="P46">6</text:p>
          </table:table-cell>
        </table:table-row>
        <table:table-row table:style-name="_37_4LS189.1">
          <table:table-cell table:style-name="_37_4LS189.A3" office:value-type="string">
            <text:p text:style-name="P9">“” <text:span text:style-name="T4">1</text:span><text:span text:style-name="T3"> </text:span><text:span text:style-name="T7">(</text:span><text:span text:style-name="T3">off, on)</text:span></text:p>
          </table:table-cell>
          <table:table-cell table:style-name="_37_4LS189.A3" office:value-type="string">
            <text:p text:style-name="P46">100</text:p>
          </table:table-cell>
          <table:table-cell table:style-name="_37_4LS189.A3" office:value-type="string">
            <text:p text:style-name="P47">55</text:p>
          </table:table-cell>
          <table:table-cell table:style-name="_37_4LS189.A3" office:value-type="string">
            <text:p text:style-name="P46">102.5</text:p>
          </table:table-cell>
          <table:table-cell table:style-name="_37_4LS189.A3" office:value-type="string">
            <text:p text:style-name="P47">61</text:p>
          </table:table-cell>
          <table:table-cell table:style-name="_37_4LS189.A3" office:value-type="string">
            <text:p text:style-name="P47">2.5</text:p>
          </table:table-cell>
          <table:table-cell table:style-name="_37_4LS189.G3" office:value-type="string">
            <text:p text:style-name="P47">6</text:p>
          </table:table-cell>
        </table:table-row>
        <table:table-row table:style-name="_37_4LS189.1">
          <table:table-cell table:style-name="_37_4LS189.A3" office:value-type="string">
            <text:p text:style-name="P7">“” <text:span text:style-name="T3">2 </text:span><text:span text:style-name="T7">(</text:span><text:span text:style-name="T3">off, on)</text:span></text:p>
          </table:table-cell>
          <table:table-cell table:style-name="_37_4LS189.A3" office:value-type="string">
            <text:p text:style-name="P46">102.5</text:p>
          </table:table-cell>
          <table:table-cell table:style-name="_37_4LS189.A3" office:value-type="string">
            <text:p text:style-name="P47">55</text:p>
          </table:table-cell>
          <table:table-cell table:style-name="_37_4LS189.A3" office:value-type="string">
            <text:p text:style-name="P46">105</text:p>
          </table:table-cell>
          <table:table-cell table:style-name="_37_4LS189.A3" office:value-type="string">
            <text:p text:style-name="P47">61</text:p>
          </table:table-cell>
          <table:table-cell table:style-name="_37_4LS189.A3" office:value-type="string">
            <text:p text:style-name="P47">2.5</text:p>
          </table:table-cell>
          <table:table-cell table:style-name="_37_4LS189.G3" office:value-type="string">
            <text:p text:style-name="P47">6</text:p>
          </table:table-cell>
        </table:table-row>
        <table:table-row table:style-name="_37_4LS189.1">
          <table:table-cell table:style-name="_37_4LS189.A3" office:value-type="string">
            <text:p text:style-name="P10">“” <text:span text:style-name="T3">3 </text:span><text:span text:style-name="T7">(</text:span><text:span text:style-name="T3">off, on)</text:span></text:p>
          </table:table-cell>
          <table:table-cell table:style-name="_37_4LS189.A3" office:value-type="string">
            <text:p text:style-name="P46">105</text:p>
          </table:table-cell>
          <table:table-cell table:style-name="_37_4LS189.A3" office:value-type="string">
            <text:p text:style-name="P47">55</text:p>
          </table:table-cell>
          <table:table-cell table:style-name="_37_4LS189.A3" office:value-type="string">
            <text:p text:style-name="P46">107.5</text:p>
          </table:table-cell>
          <table:table-cell table:style-name="_37_4LS189.A3" office:value-type="string">
            <text:p text:style-name="P47">61</text:p>
          </table:table-cell>
          <table:table-cell table:style-name="_37_4LS189.A3" office:value-type="string">
            <text:p text:style-name="P47">2.5</text:p>
          </table:table-cell>
          <table:table-cell table:style-name="_37_4LS189.G3" office:value-type="string">
            <text:p text:style-name="P47">6</text:p>
          </table:table-cell>
        </table:table-row>
        <table:table-row table:style-name="_37_4LS189.1">
          <table:table-cell table:style-name="_37_4LS189.A3" office:value-type="string">
            <text:p text:style-name="P11">“” <text:span text:style-name="T3">4 </text:span><text:span text:style-name="T7">(</text:span><text:span text:style-name="T3">off, on)</text:span></text:p>
          </table:table-cell>
          <table:table-cell table:style-name="_37_4LS189.A3" office:value-type="string">
            <text:p text:style-name="P46">107.5</text:p>
          </table:table-cell>
          <table:table-cell table:style-name="_37_4LS189.A3" office:value-type="string">
            <text:p text:style-name="P47">55</text:p>
          </table:table-cell>
          <table:table-cell table:style-name="_37_4LS189.A3" office:value-type="string">
            <text:p text:style-name="P46">110</text:p>
          </table:table-cell>
          <table:table-cell table:style-name="_37_4LS189.A3" office:value-type="string">
            <text:p text:style-name="P46">61</text:p>
          </table:table-cell>
          <table:table-cell table:style-name="_37_4LS189.A3" office:value-type="string">
            <text:p text:style-name="P47">2.5</text:p>
          </table:table-cell>
          <table:table-cell table:style-name="_37_4LS189.G3" office:value-type="string">
            <text:p text:style-name="P46">6</text:p>
          </table:table-cell>
        </table:table-row>
        <text:soft-page-break/>
        <table:table-row table:style-name="_37_4LS189.1">
          <table:table-cell table:style-name="_37_4LS189.A22" table:number-columns-spanned="7" office:value-type="string">
            <text:p text:style-name="P60">74LS189 Simulation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_37_4LS189.23">
          <table:table-cell table:style-name="_37_4LS189.A2" office:value-type="string">
            <text:p text:style-name="P1">Element</text:p>
          </table:table-cell>
          <table:table-cell table:style-name="_37_4LS189.A2" office:value-type="string">
            <text:p text:style-name="P1">X<text:span text:style-name="T1">Start</text:span></text:p>
          </table:table-cell>
          <table:table-cell table:style-name="_37_4LS189.A2" office:value-type="string">
            <text:p text:style-name="P1">Y<text:span text:style-name="T1">Start</text:span></text:p>
          </table:table-cell>
          <table:table-cell table:style-name="_37_4LS189.A2" office:value-type="string">
            <text:p text:style-name="P1">X<text:span text:style-name="T1">End</text:span></text:p>
          </table:table-cell>
          <table:table-cell table:style-name="_37_4LS189.A2" office:value-type="string">
            <text:p text:style-name="P1">Y<text:span text:style-name="T1">End</text:span></text:p>
          </table:table-cell>
          <table:table-cell table:style-name="_37_4LS189.A2" office:value-type="string">
            <text:p text:style-name="P1">Width(mm)</text:p>
          </table:table-cell>
          <table:table-cell table:style-name="_37_4LS189.G2" office:value-type="string">
            <text:p text:style-name="P1">Height(mm)</text:p>
          </table:table-cell>
        </table:table-row>
        <table:table-row table:style-name="_37_4LS189.1">
          <table:table-cell table:style-name="_37_4LS189.A3" office:value-type="string">
            <text:p text:style-name="P2">OUTPUT LEDs</text:p>
          </table:table-cell>
          <table:table-cell table:style-name="_37_4LS189.A3" office:value-type="string">
            <text:p text:style-name="P2">115</text:p>
          </table:table-cell>
          <table:table-cell table:style-name="_37_4LS189.A3" office:value-type="string">
            <text:p text:style-name="P2">53</text:p>
          </table:table-cell>
          <table:table-cell table:style-name="_37_4LS189.A3" office:value-type="string">
            <text:p text:style-name="P2">136.8<text:span text:style-name="T8">5</text:span></text:p>
          </table:table-cell>
          <table:table-cell table:style-name="_37_4LS189.A3" office:value-type="string">
            <text:p text:style-name="P2">58.8</text:p>
          </table:table-cell>
          <table:table-cell table:style-name="_37_4LS189.A3" office:value-type="string">
            <text:p text:style-name="P2">21.8<text:span text:style-name="T8">5</text:span></text:p>
          </table:table-cell>
          <table:table-cell table:style-name="_37_4LS189.G3" office:value-type="string">
            <text:p text:style-name="P2">5.8</text:p>
          </table:table-cell>
        </table:table-row>
        <table:table-row table:style-name="_37_4LS189.1">
          <table:table-cell table:style-name="_37_4LS189.A3" office:value-type="string">
            <text:p text:style-name="P2">LED <text:span text:style-name="T8">4</text:span><text:span text:style-name="T3"> </text:span>(<text:span text:style-name="T3">off, on)</text:span></text:p>
          </table:table-cell>
          <table:table-cell table:style-name="_37_4LS189.A3" office:value-type="string">
            <text:p text:style-name="P2">115</text:p>
          </table:table-cell>
          <table:table-cell table:style-name="_37_4LS189.A3" office:value-type="string">
            <text:p text:style-name="P2">53</text:p>
          </table:table-cell>
          <table:table-cell table:style-name="_37_4LS189.A3" office:value-type="string">
            <text:p text:style-name="P4">120.35</text:p>
          </table:table-cell>
          <table:table-cell table:style-name="_37_4LS189.A3" office:value-type="string">
            <text:p text:style-name="P2">58.8</text:p>
          </table:table-cell>
          <table:table-cell table:style-name="_37_4LS189.A3" office:value-type="string">
            <text:p text:style-name="P4">5.35</text:p>
          </table:table-cell>
          <table:table-cell table:style-name="_37_4LS189.G3" office:value-type="string">
            <text:p text:style-name="P3">5.8</text:p>
          </table:table-cell>
        </table:table-row>
        <table:table-row table:style-name="_37_4LS189.1">
          <table:table-cell table:style-name="_37_4LS189.A3" office:value-type="string">
            <text:p text:style-name="P2">LED <text:span text:style-name="T8">3</text:span><text:span text:style-name="T3"> </text:span>(<text:span text:style-name="T3">off, on)</text:span></text:p>
          </table:table-cell>
          <table:table-cell table:style-name="_37_4LS189.A3" office:value-type="string">
            <text:p text:style-name="P4">120.5</text:p>
          </table:table-cell>
          <table:table-cell table:style-name="_37_4LS189.A3" office:value-type="string">
            <text:p text:style-name="P2">53</text:p>
          </table:table-cell>
          <table:table-cell table:style-name="_37_4LS189.A3" office:value-type="string">
            <text:p text:style-name="P4">125.85</text:p>
          </table:table-cell>
          <table:table-cell table:style-name="_37_4LS189.A3" office:value-type="string">
            <text:p text:style-name="P2">58.8</text:p>
          </table:table-cell>
          <table:table-cell table:style-name="_37_4LS189.A3" office:value-type="string">
            <text:p text:style-name="P4">5.35</text:p>
          </table:table-cell>
          <table:table-cell table:style-name="_37_4LS189.G3" office:value-type="string">
            <text:p text:style-name="P3">5.8</text:p>
          </table:table-cell>
        </table:table-row>
        <table:table-row table:style-name="_37_4LS189.1">
          <table:table-cell table:style-name="_37_4LS189.A3" office:value-type="string">
            <text:p text:style-name="P2">LED <text:span text:style-name="T8">2</text:span><text:span text:style-name="T3"> </text:span>(<text:span text:style-name="T3">off, on)</text:span></text:p>
          </table:table-cell>
          <table:table-cell table:style-name="_37_4LS189.A3" office:value-type="string">
            <text:p text:style-name="P4">126</text:p>
          </table:table-cell>
          <table:table-cell table:style-name="_37_4LS189.A3" office:value-type="string">
            <text:p text:style-name="P2">53</text:p>
          </table:table-cell>
          <table:table-cell table:style-name="_37_4LS189.A3" office:value-type="string">
            <text:p text:style-name="P4">131.35</text:p>
          </table:table-cell>
          <table:table-cell table:style-name="_37_4LS189.A3" office:value-type="string">
            <text:p text:style-name="P2">58.8</text:p>
          </table:table-cell>
          <table:table-cell table:style-name="_37_4LS189.A3" office:value-type="string">
            <text:p text:style-name="P4">5.35</text:p>
          </table:table-cell>
          <table:table-cell table:style-name="_37_4LS189.G3" office:value-type="string">
            <text:p text:style-name="P3">5.8</text:p>
          </table:table-cell>
        </table:table-row>
        <table:table-row table:style-name="_37_4LS189.1">
          <table:table-cell table:style-name="_37_4LS189.A3" office:value-type="string">
            <text:p text:style-name="P2">LED <text:span text:style-name="T8">1</text:span><text:span text:style-name="T3"> </text:span>(<text:span text:style-name="T3">off, on)</text:span></text:p>
          </table:table-cell>
          <table:table-cell table:style-name="_37_4LS189.A3" office:value-type="string">
            <text:p text:style-name="P4">131.5</text:p>
          </table:table-cell>
          <table:table-cell table:style-name="_37_4LS189.A3" office:value-type="string">
            <text:p text:style-name="P2">53</text:p>
          </table:table-cell>
          <table:table-cell table:style-name="_37_4LS189.A3" office:value-type="string">
            <text:p text:style-name="P4">136.85</text:p>
          </table:table-cell>
          <table:table-cell table:style-name="_37_4LS189.A3" office:value-type="string">
            <text:p text:style-name="P2">58.8</text:p>
          </table:table-cell>
          <table:table-cell table:style-name="_37_4LS189.A3" office:value-type="string">
            <text:p text:style-name="P4">5.35</text:p>
          </table:table-cell>
          <table:table-cell table:style-name="_37_4LS189.G3" office:value-type="string">
            <text:p text:style-name="P3">5.8</text:p>
          </table:table-cell>
        </table:table-row>
        <table:table-row table:style-name="_37_4LS189.1">
          <table:table-cell table:style-name="_37_4LS189.A3" office:value-type="string">
            <text:p text:style-name="P5">ADDR Wires</text:p>
          </table:table-cell>
          <table:table-cell table:style-name="_37_4LS189.A3" office:value-type="string">
            <text:p text:style-name="P5">79.5</text:p>
          </table:table-cell>
          <table:table-cell table:style-name="_37_4LS189.A3" office:value-type="string">
            <text:p text:style-name="P5">61</text:p>
          </table:table-cell>
          <table:table-cell table:style-name="_37_4LS189.A3" office:value-type="string">
            <text:p text:style-name="P5">102.5</text:p>
          </table:table-cell>
          <table:table-cell table:style-name="_37_4LS189.A3" office:value-type="string">
            <text:p text:style-name="P5">98</text:p>
          </table:table-cell>
          <table:table-cell table:style-name="_37_4LS189.A3" office:value-type="string">
            <text:p text:style-name="P5">23</text:p>
          </table:table-cell>
          <table:table-cell table:style-name="_37_4LS189.G3" office:value-type="string">
            <text:p text:style-name="P5">37</text:p>
          </table:table-cell>
        </table:table-row>
        <table:table-row table:style-name="_37_4LS189.1">
          <table:table-cell table:style-name="_37_4LS189.A3" office:value-type="string">
            <text:p text:style-name="P7">“” <text:span text:style-name="T9">1 (off, on)</text:span></text:p>
          </table:table-cell>
          <table:table-cell table:style-name="_37_4LS189.A3" office:value-type="string">
            <text:p text:style-name="P5">79.5</text:p>
          </table:table-cell>
          <table:table-cell table:style-name="_37_4LS189.A3" office:value-type="string">
            <text:p text:style-name="P5">61</text:p>
          </table:table-cell>
          <table:table-cell table:style-name="_37_4LS189.A3" office:value-type="string">
            <text:p text:style-name="P5">95</text:p>
          </table:table-cell>
          <table:table-cell table:style-name="_37_4LS189.A3" office:value-type="string">
            <text:p text:style-name="P5">96</text:p>
          </table:table-cell>
          <table:table-cell table:style-name="_37_4LS189.A3" office:value-type="string">
            <text:p text:style-name="P5">15.5</text:p>
          </table:table-cell>
          <table:table-cell table:style-name="_37_4LS189.G3" office:value-type="string">
            <text:p text:style-name="P5">35</text:p>
          </table:table-cell>
        </table:table-row>
        <table:table-row table:style-name="_37_4LS189.1">
          <table:table-cell table:style-name="_37_4LS189.A3" office:value-type="string">
            <text:p text:style-name="P6">“” <text:span text:style-name="T9">2 (off, on)</text:span></text:p>
          </table:table-cell>
          <table:table-cell table:style-name="_37_4LS189.A3" office:value-type="string">
            <text:p text:style-name="P12">91</text:p>
          </table:table-cell>
          <table:table-cell table:style-name="_37_4LS189.A3" office:value-type="string">
            <text:p text:style-name="P5">61</text:p>
          </table:table-cell>
          <table:table-cell table:style-name="_37_4LS189.A3" office:value-type="string">
            <text:p text:style-name="P12">92.5</text:p>
          </table:table-cell>
          <table:table-cell table:style-name="_37_4LS189.A3" office:value-type="string">
            <text:p text:style-name="P12">70</text:p>
          </table:table-cell>
          <table:table-cell table:style-name="_37_4LS189.A3" office:value-type="string">
            <text:p text:style-name="P12">1.5</text:p>
          </table:table-cell>
          <table:table-cell table:style-name="_37_4LS189.G3" office:value-type="string">
            <text:p text:style-name="P12">9</text:p>
          </table:table-cell>
        </table:table-row>
        <table:table-row table:style-name="_37_4LS189.1">
          <table:table-cell table:style-name="_37_4LS189.A3" office:value-type="string">
            <text:p text:style-name="P6">“” <text:span text:style-name="T9">3 (off, on)</text:span></text:p>
          </table:table-cell>
          <table:table-cell table:style-name="_37_4LS189.A3" office:value-type="string">
            <text:p text:style-name="P12">89.5</text:p>
          </table:table-cell>
          <table:table-cell table:style-name="_37_4LS189.A3" office:value-type="string">
            <text:p text:style-name="P5">61</text:p>
          </table:table-cell>
          <table:table-cell table:style-name="_37_4LS189.A3" office:value-type="string">
            <text:p text:style-name="P12">97</text:p>
          </table:table-cell>
          <table:table-cell table:style-name="_37_4LS189.A3" office:value-type="string">
            <text:p text:style-name="P12">70</text:p>
          </table:table-cell>
          <table:table-cell table:style-name="_37_4LS189.A3" office:value-type="string">
            <text:p text:style-name="P12">7.5</text:p>
          </table:table-cell>
          <table:table-cell table:style-name="_37_4LS189.G3" office:value-type="string">
            <text:p text:style-name="P12">9</text:p>
          </table:table-cell>
        </table:table-row>
        <table:table-row table:style-name="_37_4LS189.1">
          <table:table-cell table:style-name="_37_4LS189.A3" office:value-type="string">
            <text:p text:style-name="P6">“” <text:span text:style-name="T9">4 (off, on)</text:span></text:p>
          </table:table-cell>
          <table:table-cell table:style-name="_37_4LS189.A3" office:value-type="string">
            <text:p text:style-name="P12">87</text:p>
          </table:table-cell>
          <table:table-cell table:style-name="_37_4LS189.A3" office:value-type="string">
            <text:p text:style-name="P12">61</text:p>
          </table:table-cell>
          <table:table-cell table:style-name="_37_4LS189.A3" office:value-type="string">
            <text:p text:style-name="P12">103</text:p>
          </table:table-cell>
          <table:table-cell table:style-name="_37_4LS189.A3" office:value-type="string">
            <text:p text:style-name="P12">70</text:p>
          </table:table-cell>
          <table:table-cell table:style-name="_37_4LS189.A3" office:value-type="string">
            <text:p text:style-name="P12">16</text:p>
          </table:table-cell>
          <table:table-cell table:style-name="_37_4LS189.G3" office:value-type="string">
            <text:p text:style-name="P12">9</text:p>
          </table:table-cell>
        </table:table-row>
        <table:table-row table:style-name="_37_4LS189.1">
          <table:table-cell table:style-name="_37_4LS189.A3" office:value-type="string">
            <text:p text:style-name="P5"><text:span text:style-name="T10">DATA</text:span> Wires</text:p>
          </table:table-cell>
          <table:table-cell table:style-name="_37_4LS189.A3" office:value-type="string">
            <text:p text:style-name="P13">101</text:p>
          </table:table-cell>
          <table:table-cell table:style-name="_37_4LS189.A3" office:value-type="string">
            <text:p text:style-name="P15">61</text:p>
          </table:table-cell>
          <table:table-cell table:style-name="_37_4LS189.A3" office:value-type="string">
            <text:p text:style-name="P22">133.5</text:p>
          </table:table-cell>
          <table:table-cell table:style-name="_37_4LS189.A3" office:value-type="string">
            <text:p text:style-name="P22">99</text:p>
          </table:table-cell>
          <table:table-cell table:style-name="_37_4LS189.A3" office:value-type="string">
            <text:p text:style-name="P22">32.5</text:p>
          </table:table-cell>
          <table:table-cell table:style-name="_37_4LS189.G3" office:value-type="string">
            <text:p text:style-name="P22">38</text:p>
          </table:table-cell>
        </table:table-row>
        <table:table-row table:style-name="_37_4LS189.1">
          <table:table-cell table:style-name="_37_4LS189.A3" office:value-type="string">
            <text:p text:style-name="P7">“” <text:span text:style-name="T9">1 (off, on)</text:span></text:p>
          </table:table-cell>
          <table:table-cell table:style-name="_37_4LS189.A3" office:value-type="string">
            <text:p text:style-name="P13">102.5</text:p>
          </table:table-cell>
          <table:table-cell table:style-name="_37_4LS189.A3" office:value-type="string">
            <text:p text:style-name="P15">61</text:p>
          </table:table-cell>
          <table:table-cell table:style-name="_37_4LS189.A3" office:value-type="string">
            <text:p text:style-name="P13">133.5</text:p>
          </table:table-cell>
          <table:table-cell table:style-name="_37_4LS189.A3" office:value-type="string">
            <text:p text:style-name="P14">99</text:p>
          </table:table-cell>
          <table:table-cell table:style-name="_37_4LS189.A3" office:value-type="string">
            <text:p text:style-name="P13">31</text:p>
          </table:table-cell>
          <table:table-cell table:style-name="_37_4LS189.G3" office:value-type="string">
            <text:p text:style-name="P15">38</text:p>
          </table:table-cell>
        </table:table-row>
        <table:table-row table:style-name="_37_4LS189.1">
          <table:table-cell table:style-name="_37_4LS189.A3" office:value-type="string">
            <text:p text:style-name="P6">“” <text:span text:style-name="T9">2 (off, on)</text:span></text:p>
          </table:table-cell>
          <table:table-cell table:style-name="_37_4LS189.A3" office:value-type="string">
            <text:p text:style-name="P15">106</text:p>
          </table:table-cell>
          <table:table-cell table:style-name="_37_4LS189.A3" office:value-type="string">
            <text:p text:style-name="P15">61</text:p>
          </table:table-cell>
          <table:table-cell table:style-name="_37_4LS189.A3" office:value-type="string">
            <text:p text:style-name="P15">13<text:span text:style-name="T11">1</text:span>.5</text:p>
          </table:table-cell>
          <table:table-cell table:style-name="_37_4LS189.A3" office:value-type="string">
            <text:p text:style-name="P15">97.5</text:p>
          </table:table-cell>
          <table:table-cell table:style-name="_37_4LS189.A3" office:value-type="string">
            <text:p text:style-name="P15">25.5</text:p>
          </table:table-cell>
          <table:table-cell table:style-name="_37_4LS189.G3" office:value-type="string">
            <text:p text:style-name="P15">36.5</text:p>
          </table:table-cell>
        </table:table-row>
        <table:table-row table:style-name="_37_4LS189.1">
          <table:table-cell table:style-name="_37_4LS189.A3" office:value-type="string">
            <text:p text:style-name="P6">“” <text:span text:style-name="T9">3 (off, on)</text:span></text:p>
          </table:table-cell>
          <table:table-cell table:style-name="_37_4LS189.A3" office:value-type="string">
            <text:p text:style-name="P16">103.5</text:p>
          </table:table-cell>
          <table:table-cell table:style-name="_37_4LS189.A3" office:value-type="string">
            <text:p text:style-name="P15">61</text:p>
          </table:table-cell>
          <table:table-cell table:style-name="_37_4LS189.A3" office:value-type="string">
            <text:p text:style-name="P16">120.5</text:p>
          </table:table-cell>
          <table:table-cell table:style-name="_37_4LS189.A3" office:value-type="string">
            <text:p text:style-name="P18">70</text:p>
          </table:table-cell>
          <table:table-cell table:style-name="_37_4LS189.A3" office:value-type="string">
            <text:p text:style-name="P17">17</text:p>
          </table:table-cell>
          <table:table-cell table:style-name="_37_4LS189.G3" office:value-type="string">
            <text:p text:style-name="P18">9</text:p>
          </table:table-cell>
        </table:table-row>
        <table:table-row table:style-name="_37_4LS189.1">
          <table:table-cell table:style-name="_37_4LS189.A3" office:value-type="string">
            <text:p text:style-name="P6">“” <text:span text:style-name="T9">4 (off, on)</text:span></text:p>
          </table:table-cell>
          <table:table-cell table:style-name="_37_4LS189.A3" office:value-type="string">
            <text:p text:style-name="P20">101</text:p>
          </table:table-cell>
          <table:table-cell table:style-name="_37_4LS189.A3" office:value-type="string">
            <text:p text:style-name="P15">61</text:p>
          </table:table-cell>
          <table:table-cell table:style-name="_37_4LS189.A3" office:value-type="string">
            <text:p text:style-name="P20">108.5</text:p>
          </table:table-cell>
          <table:table-cell table:style-name="_37_4LS189.A3" office:value-type="string">
            <text:p text:style-name="P19">70</text:p>
          </table:table-cell>
          <table:table-cell table:style-name="_37_4LS189.A3" office:value-type="string">
            <text:p text:style-name="P21">7.5</text:p>
          </table:table-cell>
          <table:table-cell table:style-name="_37_4LS189.G3" office:value-type="string">
            <text:p text:style-name="P19">9</text:p>
          </table:table-cell>
        </table:table-row>
        <table:table-row table:style-name="_37_4LS189.1">
          <table:table-cell table:style-name="_37_4LS189.A3" office:value-type="string">
            <text:p text:style-name="P5"><text:span text:style-name="T12">OUTPUT</text:span> Wires</text:p>
          </table:table-cell>
          <table:table-cell table:style-name="_37_4LS189.A3" office:value-type="string">
            <text:p text:style-name="P27">108</text:p>
          </table:table-cell>
          <table:table-cell table:style-name="_37_4LS189.A3" office:value-type="string">
            <text:p text:style-name="P24">58</text:p>
          </table:table-cell>
          <table:table-cell table:style-name="_37_4LS189.A3" office:value-type="string">
            <text:p text:style-name="P28">137.5</text:p>
          </table:table-cell>
          <table:table-cell table:style-name="_37_4LS189.A3" office:value-type="string">
            <text:p text:style-name="P28">102</text:p>
          </table:table-cell>
          <table:table-cell table:style-name="_37_4LS189.A3" office:value-type="string">
            <text:p text:style-name="P28">29.5</text:p>
          </table:table-cell>
          <table:table-cell table:style-name="_37_4LS189.G3" office:value-type="string">
            <text:p text:style-name="P28">44</text:p>
          </table:table-cell>
        </table:table-row>
        <table:table-row table:style-name="_37_4LS189.1">
          <table:table-cell table:style-name="_37_4LS189.A3" office:value-type="string">
            <text:p text:style-name="P7">“” <text:span text:style-name="T9">1 (off, on)</text:span></text:p>
          </table:table-cell>
          <table:table-cell table:style-name="_37_4LS189.A3" office:value-type="string">
            <text:p text:style-name="P25">108</text:p>
          </table:table-cell>
          <table:table-cell table:style-name="_37_4LS189.A3" office:value-type="string">
            <text:p text:style-name="P24">58</text:p>
          </table:table-cell>
          <table:table-cell table:style-name="_37_4LS189.A3" office:value-type="string">
            <text:p text:style-name="P25">137.5</text:p>
          </table:table-cell>
          <table:table-cell table:style-name="_37_4LS189.A3" office:value-type="string">
            <text:p text:style-name="P26">10<text:span text:style-name="T13">2</text:span></text:p>
          </table:table-cell>
          <table:table-cell table:style-name="_37_4LS189.A3" office:value-type="string">
            <text:p text:style-name="P25">29.5</text:p>
          </table:table-cell>
          <table:table-cell table:style-name="_37_4LS189.G3" office:value-type="string">
            <text:p text:style-name="P26">4<text:span text:style-name="T13">4</text:span></text:p>
          </table:table-cell>
        </table:table-row>
        <table:table-row table:style-name="_37_4LS189.1">
          <table:table-cell table:style-name="_37_4LS189.A3" office:value-type="string">
            <text:p text:style-name="P6">“” <text:span text:style-name="T9">2 (off, on)</text:span></text:p>
          </table:table-cell>
          <table:table-cell table:style-name="_37_4LS189.A3" office:value-type="string">
            <text:p text:style-name="P26">120</text:p>
          </table:table-cell>
          <table:table-cell table:style-name="_37_4LS189.A3" office:value-type="string">
            <text:p text:style-name="P24">58</text:p>
          </table:table-cell>
          <table:table-cell table:style-name="_37_4LS189.A3" office:value-type="string">
            <text:p text:style-name="P26">133.5</text:p>
          </table:table-cell>
          <table:table-cell table:style-name="_37_4LS189.A3" office:value-type="string">
            <text:p text:style-name="P26">100.5</text:p>
          </table:table-cell>
          <table:table-cell table:style-name="_37_4LS189.A3" office:value-type="string">
            <text:p text:style-name="P26">13.5</text:p>
          </table:table-cell>
          <table:table-cell table:style-name="_37_4LS189.G3" office:value-type="string">
            <text:p text:style-name="P26">42.5</text:p>
          </table:table-cell>
        </table:table-row>
        <table:table-row table:style-name="_37_4LS189.1">
          <table:table-cell table:style-name="_37_4LS189.A3" office:value-type="string">
            <text:p text:style-name="P6">“” <text:span text:style-name="T9">3 (off, on)</text:span></text:p>
          </table:table-cell>
          <table:table-cell table:style-name="_37_4LS189.A3" office:value-type="string">
            <text:p text:style-name="P23">123</text:p>
          </table:table-cell>
          <table:table-cell table:style-name="_37_4LS189.A3" office:value-type="string">
            <text:p text:style-name="P24">58</text:p>
          </table:table-cell>
          <table:table-cell table:style-name="_37_4LS189.A3" office:value-type="string">
            <text:p text:style-name="P23">127</text:p>
          </table:table-cell>
          <table:table-cell table:style-name="_37_4LS189.A3" office:value-type="string">
            <text:p text:style-name="P24">70</text:p>
          </table:table-cell>
          <table:table-cell table:style-name="_37_4LS189.A3" office:value-type="string">
            <text:p text:style-name="P23">4</text:p>
          </table:table-cell>
          <table:table-cell table:style-name="_37_4LS189.G3" office:value-type="string">
            <text:p text:style-name="P25">12</text:p>
          </table:table-cell>
        </table:table-row>
        <table:table-row table:style-name="_37_4LS189.1">
          <table:table-cell table:style-name="_37_4LS189.A3" office:value-type="string">
            <text:p text:style-name="P8">“” <text:span text:style-name="T9">4 (off, on)</text:span></text:p>
          </table:table-cell>
          <table:table-cell table:style-name="_37_4LS189.A3" office:value-type="string">
            <text:p text:style-name="P23">114</text:p>
          </table:table-cell>
          <table:table-cell table:style-name="_37_4LS189.A3" office:value-type="string">
            <text:p text:style-name="P23">58</text:p>
          </table:table-cell>
          <table:table-cell table:style-name="_37_4LS189.A3" office:value-type="string">
            <text:p text:style-name="P23">118</text:p>
          </table:table-cell>
          <table:table-cell table:style-name="_37_4LS189.A3" office:value-type="string">
            <text:p text:style-name="P23">70</text:p>
          </table:table-cell>
          <table:table-cell table:style-name="_37_4LS189.A3" office:value-type="string">
            <text:p text:style-name="P23">4</text:p>
          </table:table-cell>
          <table:table-cell table:style-name="_37_4LS189.G3" office:value-type="string">
            <text:p text:style-name="P23">12</text:p>
          </table:table-cell>
        </table:table-row>
        <text:soft-page-break/>
        <table:table-row table:style-name="_37_4LS189.1">
          <table:table-cell table:style-name="_37_4LS189.A22" table:number-columns-spanned="7" office:value-type="string">
            <text:p text:style-name="P61">74LS189 Simulation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_37_4LS189.23">
          <table:table-cell table:style-name="_37_4LS189.A2" office:value-type="string">
            <text:p text:style-name="P1">Element</text:p>
          </table:table-cell>
          <table:table-cell table:style-name="_37_4LS189.A2" office:value-type="string">
            <text:p text:style-name="P1">X<text:span text:style-name="T1">Start</text:span></text:p>
          </table:table-cell>
          <table:table-cell table:style-name="_37_4LS189.A2" office:value-type="string">
            <text:p text:style-name="P1">Y<text:span text:style-name="T1">Start</text:span></text:p>
          </table:table-cell>
          <table:table-cell table:style-name="_37_4LS189.A2" office:value-type="string">
            <text:p text:style-name="P1">X<text:span text:style-name="T1">End</text:span></text:p>
          </table:table-cell>
          <table:table-cell table:style-name="_37_4LS189.A2" office:value-type="string">
            <text:p text:style-name="P1">Y<text:span text:style-name="T1">End</text:span></text:p>
          </table:table-cell>
          <table:table-cell table:style-name="_37_4LS189.A2" office:value-type="string">
            <text:p text:style-name="P1">Width(mm)</text:p>
          </table:table-cell>
          <table:table-cell table:style-name="_37_4LS189.G2" office:value-type="string">
            <text:p text:style-name="P1">Height(mm)</text:p>
          </table:table-cell>
        </table:table-row>
        <table:table-row table:style-name="_37_4LS189.1">
          <table:table-cell table:style-name="_37_4LS189.A3" office:value-type="string">
            <text:p text:style-name="P29">Control Switches Container</text:p>
          </table:table-cell>
          <table:table-cell table:style-name="_37_4LS189.A3" office:value-type="string">
            <text:p text:style-name="P29">58.8</text:p>
          </table:table-cell>
          <table:table-cell table:style-name="_37_4LS189.A3" office:value-type="string">
            <text:p text:style-name="P29">69</text:p>
          </table:table-cell>
          <table:table-cell table:style-name="_37_4LS189.A3" office:value-type="string">
            <text:p text:style-name="P29">71</text:p>
          </table:table-cell>
          <table:table-cell table:style-name="_37_4LS189.A3" office:value-type="string">
            <text:p text:style-name="P29">84.4</text:p>
          </table:table-cell>
          <table:table-cell table:style-name="_37_4LS189.A3" office:value-type="string">
            <text:p text:style-name="P29">12.2</text:p>
          </table:table-cell>
          <table:table-cell table:style-name="_37_4LS189.G3" office:value-type="string">
            <text:p text:style-name="P29">15.<text:span text:style-name="T14">4</text:span></text:p>
          </table:table-cell>
        </table:table-row>
        <table:table-row table:style-name="_37_4LS189.1">
          <table:table-cell table:style-name="_37_4LS189.A3" office:value-type="string">
            <text:p text:style-name="P31">CS Container</text:p>
          </table:table-cell>
          <table:table-cell table:style-name="_37_4LS189.A3" office:value-type="string">
            <text:p text:style-name="P32">60.8</text:p>
          </table:table-cell>
          <table:table-cell table:style-name="_37_4LS189.A3" office:value-type="string">
            <text:p text:style-name="P32">69.<text:span text:style-name="T15">5</text:span></text:p>
          </table:table-cell>
          <table:table-cell table:style-name="_37_4LS189.A3" office:value-type="string">
            <text:p text:style-name="P32">71</text:p>
          </table:table-cell>
          <table:table-cell table:style-name="_37_4LS189.A3" office:value-type="string">
            <text:p text:style-name="P32">74.2</text:p>
          </table:table-cell>
          <table:table-cell table:style-name="_37_4LS189.A3" office:value-type="string">
            <text:p text:style-name="P32">10.2</text:p>
          </table:table-cell>
          <table:table-cell table:style-name="_37_4LS189.G3" office:value-type="string">
            <text:p text:style-name="P33">4.7</text:p>
          </table:table-cell>
        </table:table-row>
        <table:table-row table:style-name="_37_4LS189.1">
          <table:table-cell table:style-name="_37_4LS189.A3" office:value-type="string">
            <text:p text:style-name="P29">CS Switch (off, on)</text:p>
          </table:table-cell>
          <table:table-cell table:style-name="_37_4LS189.A3" office:value-type="string">
            <text:p text:style-name="P32">66.1</text:p>
          </table:table-cell>
          <table:table-cell table:style-name="_37_4LS189.A3" office:value-type="string">
            <text:p text:style-name="P32">69.5</text:p>
          </table:table-cell>
          <table:table-cell table:style-name="_37_4LS189.A3" office:value-type="string">
            <text:p text:style-name="P32">71</text:p>
          </table:table-cell>
          <table:table-cell table:style-name="_37_4LS189.A3" office:value-type="string">
            <text:p text:style-name="P32">74.2</text:p>
          </table:table-cell>
          <table:table-cell table:style-name="_37_4LS189.A3" office:value-type="string">
            <text:p text:style-name="P32">4.9</text:p>
          </table:table-cell>
          <table:table-cell table:style-name="_37_4LS189.G3" office:value-type="string">
            <text:p text:style-name="P32">4.7</text:p>
          </table:table-cell>
        </table:table-row>
        <table:table-row table:style-name="_37_4LS189.1">
          <table:table-cell table:style-name="_37_4LS189.A3" office:value-type="string">
            <text:p text:style-name="P29">CS Label</text:p>
          </table:table-cell>
          <table:table-cell table:style-name="_37_4LS189.A3" office:value-type="string">
            <text:p text:style-name="P32">60.8</text:p>
          </table:table-cell>
          <table:table-cell table:style-name="_37_4LS189.A3" office:value-type="string">
            <text:p text:style-name="P32">69.8</text:p>
          </table:table-cell>
          <table:table-cell table:style-name="_37_4LS189.A3" office:value-type="string">
            <text:p text:style-name="P32">64.9</text:p>
          </table:table-cell>
          <table:table-cell table:style-name="_37_4LS189.A3" office:value-type="string">
            <text:p text:style-name="P32">73.2</text:p>
          </table:table-cell>
          <table:table-cell table:style-name="_37_4LS189.A3" office:value-type="string">
            <text:p text:style-name="P32">4.1</text:p>
          </table:table-cell>
          <table:table-cell table:style-name="_37_4LS189.G3" office:value-type="string">
            <text:p text:style-name="P32">3.4</text:p>
          </table:table-cell>
        </table:table-row>
        <table:table-row table:style-name="_37_4LS189.1">
          <table:table-cell table:style-name="_37_4LS189.A3" office:value-type="string">
            <text:p text:style-name="P31">WE Container</text:p>
          </table:table-cell>
          <table:table-cell table:style-name="_37_4LS189.A3" office:value-type="string">
            <text:p text:style-name="P35">60.6</text:p>
          </table:table-cell>
          <table:table-cell table:style-name="_37_4LS189.A3" office:value-type="string">
            <text:p text:style-name="P34">74.8</text:p>
          </table:table-cell>
          <table:table-cell table:style-name="_37_4LS189.A3" office:value-type="string">
            <text:p text:style-name="P35">71</text:p>
          </table:table-cell>
          <table:table-cell table:style-name="_37_4LS189.A3" office:value-type="string">
            <text:p text:style-name="P34">79.4</text:p>
          </table:table-cell>
          <table:table-cell table:style-name="_37_4LS189.A3" office:value-type="string">
            <text:p text:style-name="P35">10.5</text:p>
          </table:table-cell>
          <table:table-cell table:style-name="_37_4LS189.G3" office:value-type="string">
            <text:p text:style-name="P34">4.6</text:p>
          </table:table-cell>
        </table:table-row>
        <table:table-row table:style-name="_37_4LS189.1">
          <table:table-cell table:style-name="_37_4LS189.A3" office:value-type="string">
            <text:p text:style-name="P29">WE Switch (off, on)</text:p>
          </table:table-cell>
          <table:table-cell table:style-name="_37_4LS189.A3" office:value-type="string">
            <text:p text:style-name="P35">66.1</text:p>
          </table:table-cell>
          <table:table-cell table:style-name="_37_4LS189.A3" office:value-type="string">
            <text:p text:style-name="P35">74.8</text:p>
          </table:table-cell>
          <table:table-cell table:style-name="_37_4LS189.A3" office:value-type="string">
            <text:p text:style-name="P35">71</text:p>
          </table:table-cell>
          <table:table-cell table:style-name="_37_4LS189.A3" office:value-type="string">
            <text:p text:style-name="P35">79.4</text:p>
          </table:table-cell>
          <table:table-cell table:style-name="_37_4LS189.A3" office:value-type="string">
            <text:p text:style-name="P35">4.9</text:p>
          </table:table-cell>
          <table:table-cell table:style-name="_37_4LS189.G3" office:value-type="string">
            <text:p text:style-name="P35">4.6</text:p>
          </table:table-cell>
        </table:table-row>
        <table:table-row table:style-name="_37_4LS189.1">
          <table:table-cell table:style-name="_37_4LS189.A3" office:value-type="string">
            <text:p text:style-name="P29">WE Label</text:p>
          </table:table-cell>
          <table:table-cell table:style-name="_37_4LS189.A3" office:value-type="string">
            <text:p text:style-name="P35">60.6</text:p>
          </table:table-cell>
          <table:table-cell table:style-name="_37_4LS189.A3" office:value-type="string">
            <text:p text:style-name="P35">75</text:p>
          </table:table-cell>
          <table:table-cell table:style-name="_37_4LS189.A3" office:value-type="string">
            <text:p text:style-name="P35">65.5</text:p>
          </table:table-cell>
          <table:table-cell table:style-name="_37_4LS189.A3" office:value-type="string">
            <text:p text:style-name="P35">78.5</text:p>
          </table:table-cell>
          <table:table-cell table:style-name="_37_4LS189.A3" office:value-type="string">
            <text:p text:style-name="P35">4.9</text:p>
          </table:table-cell>
          <table:table-cell table:style-name="_37_4LS189.G3" office:value-type="string">
            <text:p text:style-name="P35">3.5</text:p>
          </table:table-cell>
        </table:table-row>
        <table:table-row table:style-name="_37_4LS189.1">
          <table:table-cell table:style-name="_37_4LS189.A3" office:value-type="string">
            <text:p text:style-name="P31">CLK Container</text:p>
          </table:table-cell>
          <table:table-cell table:style-name="_37_4LS189.A3" office:value-type="string">
            <text:p text:style-name="P35">59.6</text:p>
          </table:table-cell>
          <table:table-cell table:style-name="_37_4LS189.A3" office:value-type="string">
            <text:p text:style-name="P36">80</text:p>
          </table:table-cell>
          <table:table-cell table:style-name="_37_4LS189.A3" office:value-type="string">
            <text:p text:style-name="P35">71</text:p>
          </table:table-cell>
          <table:table-cell table:style-name="_37_4LS189.A3" office:value-type="string">
            <text:p text:style-name="P36">84.7</text:p>
          </table:table-cell>
          <table:table-cell table:style-name="_37_4LS189.A3" office:value-type="string">
            <text:p text:style-name="P35">11.4</text:p>
          </table:table-cell>
          <table:table-cell table:style-name="_37_4LS189.G3" office:value-type="string">
            <text:p text:style-name="P36">4.7</text:p>
          </table:table-cell>
        </table:table-row>
        <table:table-row table:style-name="_37_4LS189.1">
          <table:table-cell table:style-name="_37_4LS189.A3" office:value-type="string">
            <text:p text:style-name="P30">CLK (falling edge, rising edge)</text:p>
          </table:table-cell>
          <table:table-cell table:style-name="_37_4LS189.A3" office:value-type="string">
            <text:p text:style-name="P36">66.1</text:p>
          </table:table-cell>
          <table:table-cell table:style-name="_37_4LS189.A3" office:value-type="string">
            <text:p text:style-name="P36">80</text:p>
          </table:table-cell>
          <table:table-cell table:style-name="_37_4LS189.A3" office:value-type="string">
            <text:p text:style-name="P36">71</text:p>
          </table:table-cell>
          <table:table-cell table:style-name="_37_4LS189.A3" office:value-type="string">
            <text:p text:style-name="P36">84.7</text:p>
          </table:table-cell>
          <table:table-cell table:style-name="_37_4LS189.A3" office:value-type="string">
            <text:p text:style-name="P36">4.9</text:p>
          </table:table-cell>
          <table:table-cell table:style-name="_37_4LS189.G3" office:value-type="string">
            <text:p text:style-name="P36">4.7</text:p>
          </table:table-cell>
        </table:table-row>
        <table:table-row table:style-name="_37_4LS189.1">
          <table:table-cell table:style-name="_37_4LS189.A3" office:value-type="string">
            <text:p text:style-name="P31">CLK Label</text:p>
          </table:table-cell>
          <table:table-cell table:style-name="_37_4LS189.A3" office:value-type="string">
            <text:p text:style-name="P36">59.6</text:p>
          </table:table-cell>
          <table:table-cell table:style-name="_37_4LS189.A3" office:value-type="string">
            <text:p text:style-name="P36">80.8</text:p>
          </table:table-cell>
          <table:table-cell table:style-name="_37_4LS189.A3" office:value-type="string">
            <text:p text:style-name="P36">66</text:p>
          </table:table-cell>
          <table:table-cell table:style-name="_37_4LS189.A3" office:value-type="string">
            <text:p text:style-name="P36">83.3</text:p>
          </table:table-cell>
          <table:table-cell table:style-name="_37_4LS189.A3" office:value-type="string">
            <text:p text:style-name="P36">6.4</text:p>
          </table:table-cell>
          <table:table-cell table:style-name="_37_4LS189.G3" office:value-type="string">
            <text:p text:style-name="P36">2.5</text:p>
          </table:table-cell>
        </table:table-row>
        <table:table-row table:style-name="_37_4LS189.1">
          <table:table-cell table:style-name="_37_4LS189.A3" office:value-type="string">
            <text:p text:style-name="P37">NAND Gate</text:p>
          </table:table-cell>
          <table:table-cell table:style-name="_37_4LS189.A3" office:value-type="string">
            <text:p text:style-name="P37">63.8</text:p>
          </table:table-cell>
          <table:table-cell table:style-name="_37_4LS189.A3" office:value-type="string">
            <text:p text:style-name="P37">89.3</text:p>
          </table:table-cell>
          <table:table-cell table:style-name="_37_4LS189.A3" office:value-type="string">
            <text:p text:style-name="P37">75.2</text:p>
          </table:table-cell>
          <table:table-cell table:style-name="_37_4LS189.A3" office:value-type="string">
            <text:p text:style-name="P37">95.1</text:p>
          </table:table-cell>
          <table:table-cell table:style-name="_37_4LS189.A3" office:value-type="string">
            <text:p text:style-name="P37">11.4</text:p>
          </table:table-cell>
          <table:table-cell table:style-name="_37_4LS189.G3" office:value-type="string">
            <text:p text:style-name="P37">5.8</text:p>
          </table:table-cell>
        </table:table-row>
        <table:table-row table:style-name="_37_4LS189.1">
          <table:table-cell table:style-name="_37_4LS189.A3" office:value-type="string">
            <text:p text:style-name="P38">Control Wires Container</text:p>
          </table:table-cell>
          <table:table-cell table:style-name="_37_4LS189.A3" office:value-type="string">
            <text:p text:style-name="P39">61</text:p>
          </table:table-cell>
          <table:table-cell table:style-name="_37_4LS189.A3" office:value-type="string">
            <text:p text:style-name="P39">71.5</text:p>
          </table:table-cell>
          <table:table-cell table:style-name="_37_4LS189.A3" office:value-type="string">
            <text:p text:style-name="P39">97</text:p>
          </table:table-cell>
          <table:table-cell table:style-name="_37_4LS189.A3" office:value-type="string">
            <text:p text:style-name="P39">100</text:p>
          </table:table-cell>
          <table:table-cell table:style-name="_37_4LS189.A3" office:value-type="string">
            <text:p text:style-name="P39">36</text:p>
          </table:table-cell>
          <table:table-cell table:style-name="_37_4LS189.G3" office:value-type="string">
            <text:p text:style-name="P39">28.5</text:p>
          </table:table-cell>
        </table:table-row>
        <table:table-row table:style-name="_37_4LS189.1">
          <table:table-cell table:style-name="_37_4LS189.A3" office:value-type="string">
            <text:p text:style-name="P38">CS Wire</text:p>
          </table:table-cell>
          <table:table-cell table:style-name="_37_4LS189.A3" office:value-type="string">
            <text:p text:style-name="P39">71</text:p>
          </table:table-cell>
          <table:table-cell table:style-name="_37_4LS189.A3" office:value-type="string">
            <text:p text:style-name="P40">71.5</text:p>
          </table:table-cell>
          <table:table-cell table:style-name="_37_4LS189.A3" office:value-type="string">
            <text:p text:style-name="P39">91.5</text:p>
          </table:table-cell>
          <table:table-cell table:style-name="_37_4LS189.A3" office:value-type="string">
            <text:p text:style-name="P40">98</text:p>
          </table:table-cell>
          <table:table-cell table:style-name="_37_4LS189.A3" office:value-type="string">
            <text:p text:style-name="P39">20.5</text:p>
          </table:table-cell>
          <table:table-cell table:style-name="_37_4LS189.G3" office:value-type="string">
            <text:p text:style-name="P40">26.5</text:p>
          </table:table-cell>
        </table:table-row>
        <table:table-row table:style-name="_37_4LS189.1">
          <table:table-cell table:style-name="_37_4LS189.A3" office:value-type="string">
            <text:p text:style-name="P38">WE to NAND</text:p>
          </table:table-cell>
          <table:table-cell table:style-name="_37_4LS189.A3" office:value-type="string">
            <text:p text:style-name="P40">63</text:p>
          </table:table-cell>
          <table:table-cell table:style-name="_37_4LS189.A3" office:value-type="string">
            <text:p text:style-name="P41">77</text:p>
          </table:table-cell>
          <table:table-cell table:style-name="_37_4LS189.A3" office:value-type="string">
            <text:p text:style-name="P40">75.5</text:p>
          </table:table-cell>
          <table:table-cell table:style-name="_37_4LS189.A3" office:value-type="string">
            <text:p text:style-name="P41">91.1</text:p>
          </table:table-cell>
          <table:table-cell table:style-name="_37_4LS189.A3" office:value-type="string">
            <text:p text:style-name="P40">12.5</text:p>
          </table:table-cell>
          <table:table-cell table:style-name="_37_4LS189.G3" office:value-type="string">
            <text:p text:style-name="P41">14.1</text:p>
          </table:table-cell>
        </table:table-row>
        <table:table-row table:style-name="_37_4LS189.1">
          <table:table-cell table:style-name="_37_4LS189.A3" office:value-type="string">
            <text:p text:style-name="P38">CLK to NAND</text:p>
          </table:table-cell>
          <table:table-cell table:style-name="_37_4LS189.A3" office:value-type="string">
            <text:p text:style-name="P41">61</text:p>
          </table:table-cell>
          <table:table-cell table:style-name="_37_4LS189.A3" office:value-type="string">
            <text:p text:style-name="P41">82</text:p>
          </table:table-cell>
          <table:table-cell table:style-name="_37_4LS189.A3" office:value-type="string">
            <text:p text:style-name="P41">73.5</text:p>
          </table:table-cell>
          <table:table-cell table:style-name="_37_4LS189.A3" office:value-type="string">
            <text:p text:style-name="P41">93.8</text:p>
          </table:table-cell>
          <table:table-cell table:style-name="_37_4LS189.A3" office:value-type="string">
            <text:p text:style-name="P41">12.5</text:p>
          </table:table-cell>
          <table:table-cell table:style-name="_37_4LS189.G3" office:value-type="string">
            <text:p text:style-name="P41">11.8</text:p>
          </table:table-cell>
        </table:table-row>
        <table:table-row table:style-name="_37_4LS189.1">
          <table:table-cell table:style-name="_37_4LS189.A3" office:value-type="string">
            <text:p text:style-name="P38">NAND to WE(74LS189)</text:p>
          </table:table-cell>
          <table:table-cell table:style-name="_37_4LS189.A3" office:value-type="string">
            <text:p text:style-name="P42">73.5</text:p>
          </table:table-cell>
          <table:table-cell table:style-name="_37_4LS189.A3" office:value-type="string">
            <text:p text:style-name="P42">92</text:p>
          </table:table-cell>
          <table:table-cell table:style-name="_37_4LS189.A3" office:value-type="string">
            <text:p text:style-name="P42">97</text:p>
          </table:table-cell>
          <table:table-cell table:style-name="_37_4LS189.A3" office:value-type="string">
            <text:p text:style-name="P42">100</text:p>
          </table:table-cell>
          <table:table-cell table:style-name="_37_4LS189.A3" office:value-type="string">
            <text:p text:style-name="P42">23.5</text:p>
          </table:table-cell>
          <table:table-cell table:style-name="_37_4LS189.G3" office:value-type="string">
            <text:p text:style-name="P42">8</text:p>
          </table:table-cell>
        </table:table-row>
        <table:table-row table:style-name="_37_4LS189.1">
          <table:table-cell table:style-name="_37_4LS189.A3" office:value-type="string">
            <text:p text:style-name="P43">74LS189</text:p>
          </table:table-cell>
          <table:table-cell table:style-name="_37_4LS189.A3" office:value-type="string">
            <text:p text:style-name="P43">70</text:p>
          </table:table-cell>
          <table:table-cell table:style-name="_37_4LS189.A3" office:value-type="string">
            <text:p text:style-name="P43">80.5</text:p>
          </table:table-cell>
          <table:table-cell table:style-name="_37_4LS189.A3" office:value-type="string">
            <text:p text:style-name="P43">94</text:p>
          </table:table-cell>
          <table:table-cell table:style-name="_37_4LS189.A3" office:value-type="string">
            <text:p text:style-name="P43">130.5</text:p>
          </table:table-cell>
          <table:table-cell table:style-name="_37_4LS189.A3" office:value-type="string">
            <text:p text:style-name="P43">24</text:p>
          </table:table-cell>
          <table:table-cell table:style-name="_37_4LS189.G3" office:value-type="string">
            <text:p text:style-name="P43">50</text:p>
          </table:table-cell>
        </table:table-row>
        <table:table-row table:style-name="_37_4LS189.1">
          <table:table-cell table:style-name="_37_4LS189.A3" office:value-type="string">
            <text:p text:style-name="P43">V<text:span text:style-name="T1">CC</text:span><text:span text:style-name="T16"> Container</text:span></text:p>
          </table:table-cell>
          <table:table-cell table:style-name="_37_4LS189.A3" office:value-type="string">
            <text:p text:style-name="P44">83.3</text:p>
          </table:table-cell>
          <table:table-cell table:style-name="_37_4LS189.A3" office:value-type="string">
            <text:p text:style-name="P44">67</text:p>
          </table:table-cell>
          <table:table-cell table:style-name="_37_4LS189.A3" office:value-type="string">
            <text:p text:style-name="P44">86.7</text:p>
          </table:table-cell>
          <table:table-cell table:style-name="_37_4LS189.A3" office:value-type="string">
            <text:p text:style-name="P44">70</text:p>
          </table:table-cell>
          <table:table-cell table:style-name="_37_4LS189.A3" office:value-type="string">
            <text:p text:style-name="P44">3.4</text:p>
          </table:table-cell>
          <table:table-cell table:style-name="_37_4LS189.G3" office:value-type="string">
            <text:p text:style-name="P44">3</text:p>
          </table:table-cell>
        </table:table-row>
        <table:table-row table:style-name="_37_4LS189.1">
          <table:table-cell table:style-name="_37_4LS189.A3" office:value-type="string">
            <text:p text:style-name="P43">V<text:span text:style-name="T1">CC</text:span><text:span text:style-name="T16"> 1</text:span></text:p>
          </table:table-cell>
          <table:table-cell table:style-name="_37_4LS189.A3" office:value-type="string">
            <text:p text:style-name="P44">84.75</text:p>
          </table:table-cell>
          <table:table-cell table:style-name="_37_4LS189.A3" office:value-type="string">
            <text:p text:style-name="P44">67</text:p>
          </table:table-cell>
          <table:table-cell table:style-name="_37_4LS189.A3" office:value-type="string">
            <text:p text:style-name="P7"><text:span text:style-name="T17">86.7</text:span> </text:p>
          </table:table-cell>
          <table:table-cell table:style-name="_37_4LS189.A3" office:value-type="string">
            <text:p text:style-name="P44">69</text:p>
          </table:table-cell>
          <table:table-cell table:style-name="_37_4LS189.A3" office:value-type="string">
            <text:p text:style-name="P44">1.95</text:p>
          </table:table-cell>
          <table:table-cell table:style-name="_37_4LS189.G3" office:value-type="string">
            <text:p text:style-name="P44">2</text:p>
          </table:table-cell>
        </table:table-row>
        <table:table-row table:style-name="_37_4LS189.1">
          <table:table-cell table:style-name="_37_4LS189.A3" office:value-type="string">
            <text:p text:style-name="P43">V<text:span text:style-name="T1">CC</text:span><text:span text:style-name="T16"> 2</text:span></text:p>
          </table:table-cell>
          <table:table-cell table:style-name="_37_4LS189.A3" office:value-type="string">
            <text:p text:style-name="P44">83.3</text:p>
          </table:table-cell>
          <table:table-cell table:style-name="_37_4LS189.A3" office:value-type="string">
            <text:p text:style-name="P44">67</text:p>
          </table:table-cell>
          <table:table-cell table:style-name="_37_4LS189.A3" office:value-type="string">
            <text:p text:style-name="P44">85.3</text:p>
          </table:table-cell>
          <table:table-cell table:style-name="_37_4LS189.A3" office:value-type="string">
            <text:p text:style-name="P44">71</text:p>
          </table:table-cell>
          <table:table-cell table:style-name="_37_4LS189.A3" office:value-type="string">
            <text:p text:style-name="P44">2</text:p>
          </table:table-cell>
          <table:table-cell table:style-name="_37_4LS189.G3" office:value-type="string">
            <text:p text:style-name="P44">4</text:p>
          </table:table-cell>
        </table:table-row>
        <text:soft-page-break/>
        <table:table-row table:style-name="_37_4LS189.1">
          <table:table-cell table:style-name="_37_4LS189.A22" table:number-columns-spanned="7" office:value-type="string">
            <text:p text:style-name="P63">74LS189 Simulation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_37_4LS189.1">
          <table:table-cell table:style-name="_37_4LS189.A2" office:value-type="string">
            <text:p text:style-name="P1">Element</text:p>
          </table:table-cell>
          <table:table-cell table:style-name="_37_4LS189.A2" office:value-type="string">
            <text:p text:style-name="P1">X<text:span text:style-name="T1">Start</text:span></text:p>
          </table:table-cell>
          <table:table-cell table:style-name="_37_4LS189.A2" office:value-type="string">
            <text:p text:style-name="P1">Y<text:span text:style-name="T1">Start</text:span></text:p>
          </table:table-cell>
          <table:table-cell table:style-name="_37_4LS189.A2" office:value-type="string">
            <text:p text:style-name="P1">X<text:span text:style-name="T1">End</text:span></text:p>
          </table:table-cell>
          <table:table-cell table:style-name="_37_4LS189.A2" office:value-type="string">
            <text:p text:style-name="P1">Y<text:span text:style-name="T1">End</text:span></text:p>
          </table:table-cell>
          <table:table-cell table:style-name="_37_4LS189.A2" office:value-type="string">
            <text:p text:style-name="P1">Width<text:span text:style-name="T6">(mm)</text:span></text:p>
          </table:table-cell>
          <table:table-cell table:style-name="_37_4LS189.G2" office:value-type="string">
            <text:p text:style-name="P1">Height<text:span text:style-name="T6">(mm)</text:span></text:p>
          </table:table-cell>
        </table:table-row>
        <table:table-row table:style-name="_37_4LS189.1">
          <table:table-cell table:style-name="_37_4LS189.A3" office:value-type="string">
            <text:p text:style-name="P43">GND Container</text:p>
          </table:table-cell>
          <table:table-cell table:style-name="_37_4LS189.A3" office:value-type="string">
            <text:p text:style-name="P44">124.7</text:p>
          </table:table-cell>
          <table:table-cell table:style-name="_37_4LS189.A3" office:value-type="string">
            <text:p text:style-name="P44">94</text:p>
          </table:table-cell>
          <table:table-cell table:style-name="_37_4LS189.A3" office:value-type="string">
            <text:p text:style-name="P44">128.5</text:p>
          </table:table-cell>
          <table:table-cell table:style-name="_37_4LS189.A3" office:value-type="string">
            <text:p text:style-name="P44">96</text:p>
          </table:table-cell>
          <table:table-cell table:style-name="_37_4LS189.A3" office:value-type="string">
            <text:p text:style-name="P44">3.5</text:p>
          </table:table-cell>
          <table:table-cell table:style-name="_37_4LS189.G3" office:value-type="string">
            <text:p text:style-name="P44">2</text:p>
          </table:table-cell>
        </table:table-row>
        <table:table-row table:style-name="_37_4LS189.1">
          <table:table-cell table:style-name="_37_4LS189.A3" office:value-type="string">
            <text:p text:style-name="P43">GND-1</text:p>
          </table:table-cell>
          <table:table-cell table:style-name="_37_4LS189.A3" office:value-type="string">
            <text:p text:style-name="P45">126.5</text:p>
          </table:table-cell>
          <table:table-cell table:style-name="_37_4LS189.A3" office:value-type="string">
            <text:p text:style-name="P45">94</text:p>
          </table:table-cell>
          <table:table-cell table:style-name="_37_4LS189.A3" office:value-type="string">
            <text:p text:style-name="P45">127</text:p>
          </table:table-cell>
          <table:table-cell table:style-name="_37_4LS189.A3" office:value-type="string">
            <text:p text:style-name="P45">95.8</text:p>
          </table:table-cell>
          <table:table-cell table:style-name="_37_4LS189.F69" office:value-type="float" office:value="0.5">
            <text:p text:style-name="P45">0.<text:span text:style-name="T18">5</text:span></text:p>
          </table:table-cell>
          <table:table-cell table:style-name="_37_4LS189.G3" office:value-type="string">
            <text:p text:style-name="P45">1.8</text:p>
          </table:table-cell>
        </table:table-row>
        <table:table-row table:style-name="_37_4LS189.70">
          <table:table-cell table:style-name="_37_4LS189.A3" office:value-type="string">
            <text:p text:style-name="P43">GND-2</text:p>
          </table:table-cell>
          <table:table-cell table:style-name="_37_4LS189.A3" office:value-type="string">
            <text:p text:style-name="P45">124.7</text:p>
          </table:table-cell>
          <table:table-cell table:style-name="_37_4LS189.A3" office:value-type="string">
            <text:p text:style-name="P45">95.5</text:p>
          </table:table-cell>
          <table:table-cell table:style-name="_37_4LS189.A3" office:value-type="string">
            <text:p text:style-name="P45">128.5</text:p>
          </table:table-cell>
          <table:table-cell table:style-name="_37_4LS189.A3" office:value-type="string">
            <text:p text:style-name="P45">96</text:p>
          </table:table-cell>
          <table:table-cell table:style-name="_37_4LS189.A3" office:value-type="string">
            <text:p text:style-name="P45">3.5</text:p>
          </table:table-cell>
          <table:table-cell table:style-name="_37_4LS189.G3" office:value-type="string">
            <text:p text:style-name="P45">0.5</text:p>
          </table:table-cell>
        </table:table-row>
        <table:table-row table:style-name="_37_4LS189.23">
          <table:table-cell table:style-name="_37_4LS189.A3" office:value-type="string">
            <text:p text:style-name="P57">Full Container</text:p>
          </table:table-cell>
          <table:table-cell table:style-name="_37_4LS189.A3" office:value-type="string">
            <text:p text:style-name="P57">58.8</text:p>
          </table:table-cell>
          <table:table-cell table:style-name="_37_4LS189.A3" office:value-type="string">
            <text:p text:style-name="P58">52.5</text:p>
          </table:table-cell>
          <table:table-cell table:style-name="_37_4LS189.A3" office:value-type="string">
            <text:p text:style-name="P57">137.4</text:p>
          </table:table-cell>
          <table:table-cell table:style-name="_37_4LS189.A3" office:value-type="string">
            <text:p text:style-name="P58">102</text:p>
          </table:table-cell>
          <table:table-cell table:style-name="_37_4LS189.A3" office:value-type="string">
            <text:p text:style-name="P57">78.6</text:p>
          </table:table-cell>
          <table:table-cell table:style-name="_37_4LS189.G3" office:value-type="string">
            <text:p text:style-name="P58">49.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6T14:37:02.956000000</meta:creation-date>
    <dc:date>2025-06-17T11:29:09.201000000</dc:date>
    <meta:editing-duration>PT20H50M22S</meta:editing-duration>
    <meta:editing-cycles>48</meta:editing-cycles>
    <meta:generator>LibreOffice/7.6.0.3$Windows_X86_64 LibreOffice_project/69edd8b8ebc41d00b4de3915dc82f8f0fc3b6265</meta:generator>
    <meta:document-statistic meta:table-count="1" meta:image-count="0" meta:object-count="0" meta:page-count="4" meta:paragraph-count="471" meta:word-count="604" meta:character-count="2225" meta:non-whitespace-character-count="2091"/>
  </office:meta>
</office:document-meta>
</file>